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lack-Lato" svg:font-family="Slack-Lato, appleLog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30a3c5"/>
    </style:style>
    <style:style style:name="P2" style:family="paragraph" style:parent-style-name="Standard" style:list-style-name="L1">
      <style:paragraph-properties fo:text-align="start" style:justify-single-word="false"/>
      <style:text-properties officeooo:paragraph-rsid="0030a3c5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453ba6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47d64b"/>
    </style:style>
    <style:style style:name="P5" style:family="paragraph" style:parent-style-name="Standard">
      <style:paragraph-properties fo:text-align="start" style:justify-single-word="false"/>
      <style:text-properties officeooo:paragraph-rsid="0030a3c5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41e578" officeooo:paragraph-rsid="0041e578"/>
    </style:style>
    <style:style style:name="P7" style:family="paragraph" style:parent-style-name="Standard" style:list-style-name="L2">
      <style:paragraph-properties fo:text-align="start" style:justify-single-word="false"/>
      <style:text-properties officeooo:rsid="003f712b" officeooo:paragraph-rsid="003f712b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4f9bd1" officeooo:paragraph-rsid="00539f6a"/>
    </style:style>
    <style:style style:name="P9" style:family="paragraph" style:parent-style-name="Standard" style:list-style-name="L3">
      <style:paragraph-properties fo:text-align="start" style:justify-single-word="false"/>
      <style:text-properties officeooo:rsid="0051d33e" officeooo:paragraph-rsid="0051d33e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5787ec" officeooo:paragraph-rsid="005787ec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5787ec" officeooo:paragraph-rsid="00581ff6"/>
    </style:style>
    <style:style style:name="T1" style:family="text">
      <style:text-properties fo:font-variant="normal" fo:text-transform="none" fo:color="#1d1c1d" style:font-name="Slack-Lato" fo:font-size="11.25pt" fo:letter-spacing="normal" fo:font-style="normal" fo:font-weight="normal"/>
    </style:style>
    <style:style style:name="T2" style:family="text">
      <style:text-properties fo:font-variant="normal" fo:text-transform="none" fo:color="#1d1c1d" style:text-line-through-style="none" style:text-line-through-type="none" style:font-name="Slack-Lato" fo:font-size="11.25pt" fo:letter-spacing="normal" fo:font-style="normal" style:text-underline-style="solid" style:text-underline-width="auto" style:text-underline-color="font-color" fo:font-weight="normal" style:text-blinking="false" style:font-weight-asian="bold" style:font-weight-complex="bold"/>
    </style:style>
    <style:style style:name="T3" style:family="text">
      <style:text-properties fo:font-variant="normal" fo:text-transform="none" fo:color="#1d1c1d" style:text-line-through-style="none" style:text-line-through-type="none" style:font-name="Slack-Lato" fo:font-size="11.25pt" fo:letter-spacing="normal" fo:font-style="normal" style:text-underline-style="none" fo:font-weight="normal" style:text-blinking="false" style:font-weight-asian="bold" style:font-weight-complex="bold"/>
    </style:style>
    <style:style style:name="T4" style:family="text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style:text-blinking="false"/>
    </style:style>
    <style:style style:name="T5" style:family="text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style:text-blinking="false" style:font-weight-asian="normal" style:font-weight-complex="normal"/>
    </style:style>
    <style:style style:name="T6" style:family="text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0453ba6" style:text-blinking="false" style:font-weight-asian="normal" style:font-weight-complex="normal"/>
    </style:style>
    <style:style style:name="T7" style:family="text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04d303f" style:text-blinking="false" style:font-weight-asian="normal" style:font-weight-complex="normal"/>
    </style:style>
    <style:style style:name="T8" style:family="text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047d64b" style:text-blinking="false" style:font-weight-asian="normal" style:font-weight-complex="normal"/>
    </style:style>
    <style:style style:name="T9" style:family="text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047e0b1" style:text-blinking="false" style:font-weight-asian="normal" style:font-weight-complex="normal"/>
    </style:style>
    <style:style style:name="T10" style:family="text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0495893" style:text-blinking="false" style:font-weight-asian="normal" style:font-weight-complex="normal"/>
    </style:style>
    <style:style style:name="T11" style:family="text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04b722f" style:text-blinking="false" style:font-weight-asian="normal" style:font-weight-complex="normal"/>
    </style:style>
    <style:style style:name="T12" style:family="text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04c4a29" style:text-blinking="false" style:font-weight-asian="normal" style:font-weight-complex="normal"/>
    </style:style>
    <style:style style:name="T13" style:family="text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04e7414" style:text-blinking="false" style:font-weight-asian="normal" style:font-weight-complex="normal"/>
    </style:style>
    <style:style style:name="T14" style:family="text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03f712b" style:text-blinking="false" style:font-weight-asian="normal" style:font-weight-complex="normal"/>
    </style:style>
    <style:style style:name="T15" style:family="text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053df85" style:text-blinking="false" style:font-weight-asian="normal" style:font-weight-complex="normal"/>
    </style:style>
    <style:style style:name="T16" style:family="text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0558d4b" style:text-blinking="false" style:font-weight-asian="normal" style:font-weight-complex="normal"/>
    </style:style>
    <style:style style:name="T17" style:family="text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05787ec" style:text-blinking="false" style:font-weight-asian="normal" style:font-weight-complex="normal"/>
    </style:style>
    <style:style style:name="T18" style:family="text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0581ff6" style:text-blinking="false" style:font-weight-asian="normal" style:font-weight-complex="normal"/>
    </style:style>
    <style:style style:name="T19" style:family="text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0426ccf" style:text-blinking="false"/>
    </style:style>
    <style:style style:name="T20" style:family="text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style:text-blinking="false" style:font-weight-asian="bold" style:font-weight-complex="bold"/>
    </style:style>
    <style:style style:name="T21" style:family="text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bold" style:text-blinking="false" style:font-weight-asian="bold" style:font-weight-complex="bold"/>
    </style:style>
    <style:style style:name="T22" style:family="text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bold" officeooo:rsid="00453ba6" style:text-blinking="false" style:font-weight-asian="bold" style:font-weight-complex="bold"/>
    </style:style>
    <style:style style:name="T23" style:family="text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bold" officeooo:rsid="004b722f" style:text-blinking="false" style:font-weight-asian="bold" style:font-weight-complex="bold"/>
    </style:style>
    <style:style style:name="T24" style:family="text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solid" style:text-underline-width="auto" style:text-underline-color="font-color" fo:font-weight="normal" style:text-blinking="false" style:font-weight-asian="bold" style:font-weight-complex="bold"/>
    </style:style>
    <style:style style:name="T25" style:family="text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solid" style:text-underline-width="auto" style:text-underline-color="font-color" fo:font-weight="normal" officeooo:rsid="004e7414" style:text-blinking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&gt;Done Today:</text:p>
      <text:list xml:id="list634743372" text:style-name="L1">
        <text:list-item>
          <text:p text:style-name="P2"><text:span text:style-name="T1">9:30 to 10:00: For stashing concepts I am watching </text:span><text:a xlink:type="simple" xlink:href="https://www.youtube.com/watch?v=jJFd__VX-GU" text:style-name="Internet_20_link" text:visited-style-name="Visited_20_Internet_20_Link"><text:span text:style-name="T4">https://www.youtube.com/watch?v=jJFd__VX-GU</text:span></text:a></text:p>
        </text:list-item>
        <text:list-item>
          <text:p text:style-name="P6"><text:span text:style-name="T4">10:00 to 11:00: </text:span><text:span text:style-name="T19">Studied c</text:span><text:span text:style-name="T4">ommands like </text:span><text:span text:style-name="T21">git stash,</text:span><text:span text:style-name="T5"> </text:span><text:span text:style-name="T21">git stash list, git stash -p STASH-ID</text:span></text:p>
        </text:list-item>
        <text:list-item>
          <text:p text:style-name="P3"><text:span text:style-name="T6">11:00 to 12:00: See remaining commands like </text:span><text:span text:style-name="T22">git stash drop, git stash drop STASH-ID, git stash pop, git stash pop STASH-ID</text:span><text:span text:style-name="T6">. Start reading pep8 conventions from </text:span><text:a xlink:type="simple" xlink:href="https://www.datacamp.com/community/tutorials/pep8-tutorial-python-code" text:style-name="Internet_20_link" text:visited-style-name="Visited_20_Internet_20_Link"><text:span text:style-name="T24">https://www.datacamp.com/community/tutorials/pep8-tutorial-python-code</text:span></text:a></text:p>
        </text:list-item>
        <text:list-item>
          <text:p text:style-name="P3"><text:span text:style-name="T3">12:30 to 1:00: Introduction, Indentation, Maximum line length, Operator line break from</text:span><text:span text:style-name="T2"> </text:span><text:a xlink:type="simple" xlink:href="https://www.datacamp.com/community/tutorials/pep8-tutorial-python-code" office:target-frame-name="_blank" xlink:show="new" text:style-name="Internet_20_link" text:visited-style-name="Visited_20_Internet_20_Link"><text:span text:style-name="T20">https://www.datacamp.com/community/tutorials/pep8-tutorial-python-code</text:span></text:a></text:p>
        </text:list-item>
        <text:list-item>
          <text:p text:style-name="P4"><text:span text:style-name="T7">1</text:span><text:span text:style-name="T8">:00 to </text:span><text:span text:style-name="T7">2</text:span><text:span text:style-name="T8">:00: </text:span><text:span text:style-name="T9">Blank lines, </text:span><text:span text:style-name="T10">White spaces</text:span><text:span text:style-name="T9"> in expressions and statements, </text:span><text:span text:style-name="T11">source file encoding, </text:span><text:span text:style-name="T23">.encode()</text:span><text:span text:style-name="T11"> and </text:span><text:span text:style-name="T23">.decode()</text:span><text:span text:style-name="T11"> functions, </text:span><text:span text:style-name="T12">Imports. </text:span><text:span text:style-name="T13">From </text:span><text:a xlink:type="simple" xlink:href="https://www.datacamp.com/community/tutorials/pep8-tutorial-python-code" text:style-name="Internet_20_link" text:visited-style-name="Visited_20_Internet_20_Link"><text:span text:style-name="T25">https://www.datacamp.com/community/tutorials/pep8-tutorial-python-code</text:span></text:a></text:p>
        </text:list-item>
        <text:list-item>
          <text:p text:style-name="P8"><text:span text:style-name="T13">2:</text:span><text:span text:style-name="T5">00 to 3:00: </text:span><text:span text:style-name="T16">Understanding </text:span><text:span text:style-name="T14">python virtual env</text:span><text:span text:style-name="T15">ironment, </text:span><text:span text:style-name="T16">installation of virtual env, and create a new virtual environment. </text:span><text:span text:style-name="T17">From https://www.youtube.com/watch?v=N5vscPTWKOk</text:span></text:p>
        </text:list-item>
        <text:list-item>
          <text:p text:style-name="P10"><text:span text:style-name="T16">3:</text:span><text:span text:style-name="T5">00 to 4:00: Activation, Switching and Deletion of a virtual environment, listing the installed packages and dependencies, exporting packages name along with version of environment in txt file. Installing packages from exported txt file.</text:span></text:p>
        </text:list-item>
        <text:list-item>
          <text:p text:style-name="P11"><text:span text:style-name="T18">4</text:span><text:span text:style-name="T16">:</text:span><text:span text:style-name="T5">00 to </text:span><text:span text:style-name="T18">5</text:span><text:span text:style-name="T5">:00: </text:span></text:p>
        </text:list-item>
      </text:list>
      <text:p text:style-name="P1">→Pending:</text:p>
      <text:list xml:id="list285365016" text:style-name="L3">
        <text:list-item>
          <text:p text:style-name="P9">Absolute and Relative imports on wards. From <text:a xlink:type="simple" xlink:href="https://www.datacamp.com/community/tutorials/pep8-tutorial-python-code" text:style-name="Internet_20_link" text:visited-style-name="Visited_20_Internet_20_Link"><text:span text:style-name="T25">https://www.datacamp.com/community/tutorials/pep8-tutorial-python-code</text:span></text:a></text:p>
        </text:list-item>
      </text:list>
      <text:list xml:id="list3581773020" text:style-name="L2">
        <text:list-item>
          <text:p text:style-name="P7">regular expression</text:p>
        </text:list-item>
        <text:list-item>
          <text:p text:style-name="P7">python debugging</text:p>
        </text:list-item>
        <text:list-item>
          <text:p text:style-name="P7">pdb (command-line debugger)</text:p>
        </text:list-item>
        <text:list-item>
          <text:p text:style-name="P7"/>
        </text:list-item>
      </text:list>
      <text:p text:style-name="P1">-&gt;Target for Tomorrow:</text:p>
      <text:p text:style-name="P1">-&gt;Question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lack-Lato" svg:font-family="Slack-Lato, appleLog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8T05:58:18.241355916</meta:creation-date>
    <dc:date>2020-07-23T15:36:28.173130821</dc:date>
    <meta:editing-duration>PT7H3M1S</meta:editing-duration>
    <meta:editing-cycles>52</meta:editing-cycles>
    <meta:generator>LibreOffice/6.0.7.3$Linux_X86_64 LibreOffice_project/00m0$Build-3</meta:generator>
    <meta:document-statistic meta:table-count="0" meta:image-count="0" meta:object-count="0" meta:page-count="1" meta:paragraph-count="17" meta:word-count="177" meta:character-count="1448" meta:non-whitespace-character-count="1299"/>
  </office:meta>
</office:document-meta>
</file>